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3.0452083333333cm"/>
    </style:style>
    <style:style style:name="co2" style:family="table-column">
      <style:table-column-properties fo:break-before="auto" style:column-width="10.6891666666667cm"/>
    </style:style>
    <style:style style:name="co3" style:family="table-column">
      <style:table-column-properties fo:break-before="auto" style:column-width="10.4775cm"/>
    </style:style>
    <style:style style:name="co4" style:family="table-column">
      <style:table-column-properties fo:break-before="auto" style:column-width="9.68375cm"/>
    </style:style>
    <style:style style:name="co5" style:family="table-column">
      <style:table-column-properties fo:break-before="auto" style:column-width="8.36083333333333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Serpentard</text:p>
          </table:table-cell>
          <table:table-cell office:value-type="string" table:style-name="ce1">
            <text:p>Amibition max et le reste pue</text:p>
          </table:table-cell>
          <table:table-cell office:value-type="string" table:style-name="ce1">
            <text:p>Ambition : 10, Courage : 2, Bonté : 2, Intelligence :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yffondor</text:p>
          </table:table-cell>
          <table:table-cell office:value-type="string" table:style-name="ce1">
            <text:p>Courage beaucoup et bonté</text:p>
          </table:table-cell>
          <table:table-cell office:value-type="string" table:style-name="ce1">
            <text:p>Ambition : 4, Courage : 7, Bonté : 9, Intelligence : 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ufsouffle</text:p>
          </table:table-cell>
          <table:table-cell office:value-type="string" table:style-name="ce1">
            <text:p>Bonte et un peu intelligence</text:p>
          </table:table-cell>
          <table:table-cell office:value-type="string" table:style-name="ce1">
            <text:p>Ambition : 1, Courage : 1, Bonté : 9, Intelligence : 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daigle</text:p>
          </table:table-cell>
          <table:table-cell office:value-type="string" table:style-name="ce1">
            <text:p>Intelligent et ambitieux</text:p>
          </table:table-cell>
          <table:table-cell office:value-type="string" table:style-name="ce1">
            <text:p>Ambition : 8, Courage : 2, Bonté : 2, Intelligence : 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 te promène dans la foret interdite du jardin des plantes, quand soudain un troll Maliksimus te barre le chemain, que fais-tu ?</text:p>
          </table:table-cell>
          <table:table-cell office:value-type="string" table:style-name="ce1">
            <text:p>Je rebrousse chemain et cours le plus vite possible</text:p>
          </table:table-cell>
          <table:table-cell office:value-type="string" table:style-name="ce1">
            <text:p>Je sors ma baguette magique et lance un sortilège doloris</text:p>
          </table:table-cell>
          <table:table-cell office:value-type="string" table:style-name="ce1">
            <text:p>Je prends le temps de réfléchir pour lui tendre un piège</text:p>
          </table:table-cell>
          <table:table-cell office:value-type="string" table:style-name="ce1">
            <text:p>Ambition : 0, Courage : 0, Bonté : 2, Intelligence : 6</text:p>
          </table:table-cell>
          <table:table-cell office:value-type="string" table:style-name="ce1">
            <text:p>Ambition : 9, Courage : 7, Bonté : 0, Intelligence : 0</text:p>
          </table:table-cell>
          <table:table-cell office:value-type="string" table:style-name="ce1">
            <text:p>Ambition : 5, Courage : 0, Bonté : 0, Intelligence : 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e soirée est organisé dans la salle wherehouse du château mais tu ne connais personne, comment réagis-tu ?</text:p>
          </table:table-cell>
          <table:table-cell office:value-type="string" table:style-name="ce1">
            <text:p>J'essaye d'engager la conversation avec de nouvelles personnes</text:p>
          </table:table-cell>
          <table:table-cell office:value-type="string" table:style-name="ce1">
            <text:p>J'attends que quelq'un vienne me parler</text:p>
          </table:table-cell>
          <table:table-cell office:value-type="string" table:style-name="ce1">
            <text:p>Je reste dans mon coin à lire un grimoire sur la dichotomie</text:p>
          </table:table-cell>
          <table:table-cell office:value-type="string" table:style-name="ce1">
            <text:p>Ambition : 5, Courage : <text:s/>3, Bonté : 4, Intelligence : 4</text:p>
          </table:table-cell>
          <table:table-cell office:value-type="string" table:style-name="ce1">
            <text:p>Ambition : 0, Courage : 0, Bonté : 2, Intelligence : 8</text:p>
          </table:table-cell>
          <table:table-cell office:value-type="string" table:style-name="ce1">
            <text:p>Ambition : 0, Courage : 0, Bonté : 2, Intelligence : 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u es en cours de SNI (Sortilège Nébuleux d'Illusion), et dois lancer un sort très complexe : le sort de gloutoni, comment agis-tu ?</text:p>
          </table:table-cell>
          <table:table-cell office:value-type="string" table:style-name="ce1">
            <text:p>Je prends une décision sans trop réfléchir</text:p>
          </table:table-cell>
          <table:table-cell office:value-type="string" table:style-name="ce1">
            <text:p>J'analyse la situation calmement avant de prendre une décision</text:p>
          </table:table-cell>
          <table:table-cell office:value-type="string" table:style-name="ce1">
            <text:p>Je consulte d'abord l"avis des autres avant de décider</text:p>
          </table:table-cell>
          <table:table-cell office:value-type="string" table:style-name="ce1">
            <text:p>Ambition : 3, Courage : <text:s/>5, Bonté : 3, Intelligence : 2</text:p>
          </table:table-cell>
          <table:table-cell office:value-type="string" table:style-name="ce1">
            <text:p>Ambition : 4, Courage : <text:s/>3, Bonté : 5, Intelligence : 2</text:p>
          </table:table-cell>
          <table:table-cell office:value-type="string" table:style-name="ce1">
            <text:p>Ambition : 2, Courage : 4, Bonté : 4, Intelligence : 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 te propose de participer à un cours de quiditch, une activité toute nouvelle pour toi, que fais tu ?</text:p>
          </table:table-cell>
          <table:table-cell office:value-type="string" table:style-name="ce1">
            <text:p>Je refuse car je préfère rester dans ma zone de confort</text:p>
          </table:table-cell>
          <table:table-cell office:value-type="string" table:style-name="ce1">
            <text:p>J'hésite, mais aprèsréfléxion j'accepte</text:p>
          </table:table-cell>
          <table:table-cell office:value-type="string" table:style-name="ce1">
            <text:p>J'accepte immédiatement pour relever le défi</text:p>
          </table:table-cell>
          <table:table-cell office:value-type="string" table:style-name="ce1">
            <text:p>Ambition : 3, Courage : 2, Bonté : 5, Intelligence : 2</text:p>
          </table:table-cell>
          <table:table-cell office:value-type="string" table:style-name="ce1">
            <text:p>Ambition : 4, Courage : <text:s/>3, Bonté : 4, Intelligence : 3</text:p>
          </table:table-cell>
          <table:table-cell office:value-type="string" table:style-name="ce1">
            <text:p>Ambition : 3, Courage : <text:s/>4, Bonté : 5, Intelligence : 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ent réagis-tu face à une situation stressante ?</text:p>
          </table:table-cell>
          <table:table-cell office:value-type="string" table:style-name="ce1">
            <text:p>Je garde mon calme et trouve des solutions</text:p>
          </table:table-cell>
          <table:table-cell office:value-type="string" table:style-name="ce1">
            <text:p>Je deviens plus nerveux mais continue à agir</text:p>
          </table:table-cell>
          <table:table-cell office:value-type="string" table:style-name="ce1">
            <text:p>Je panique et j'ai du mal à prendre des décisions</text:p>
          </table:table-cell>
          <table:table-cell office:value-type="string" table:style-name="ce1">
            <text:p>Ambition : 4, Courage : 4, Bonté : 5, Intelligence : 4</text:p>
          </table:table-cell>
          <table:table-cell office:value-type="string" table:style-name="ce1">
            <text:p>Ambition : 3, Courage : 3, Bonté : 3, Intelligence : 3</text:p>
          </table:table-cell>
          <table:table-cell office:value-type="string" table:style-name="ce1">
            <text:p>Ambition : 2, Courage : 2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uel type d'art apprécies tu le plus ?</text:p>
          </table:table-cell>
          <table:table-cell office:value-type="string" table:style-name="ce1">
            <text:p>L'art abstrait et expérimental<text:s/></text:p>
          </table:table-cell>
          <table:table-cell office:value-type="string" table:style-name="ce1">
            <text:p>La musqiue classique et les œuvres traditionelles</text:p>
          </table:table-cell>
          <table:table-cell office:value-type="string" table:style-name="ce1">
            <text:p>Les expressions artistiques modernes et avant gardistes<text:s/></text:p>
          </table:table-cell>
          <table:table-cell office:value-type="string" table:style-name="ce1">
            <text:p>Ambition : 3, Courage : 4, Bonté : 5, Intelligence : 4</text:p>
          </table:table-cell>
          <table:table-cell office:value-type="string" table:style-name="ce1">
            <text:p>Ambition : 4, Courage : 3, Bonté : 4, Intelligence : 3</text:p>
          </table:table-cell>
          <table:table-cell office:value-type="string" table:style-name="ce1">
            <text:p>Ambition : 2, Courage : 4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 te baladant dans un biome prairie tu vois au loin une licorne, que fais tu ?</text:p>
          </table:table-cell>
          <table:table-cell office:value-type="string" table:style-name="ce1">
            <text:p>Je m'approches avec enhousiasme et affection</text:p>
          </table:table-cell>
          <table:table-cell office:value-type="string" table:style-name="ce1">
            <text:p>Je l'observe de loin sans m'impliquer</text:p>
          </table:table-cell>
          <table:table-cell office:value-type="string" table:style-name="ce1">
            <text:p>Tu es mal à l'aise et préfère éviter les animaux</text:p>
          </table:table-cell>
          <table:table-cell office:value-type="string" table:style-name="ce1">
            <text:p>Ambition : 4, Courage : 3, Bonté : 3, Intelligence : 5</text:p>
          </table:table-cell>
          <table:table-cell office:value-type="string" table:style-name="ce1">
            <text:p>Ambition : 3, Courage : 2, Bonté : 4, Intelligence : 3</text:p>
          </table:table-cell>
          <table:table-cell office:value-type="string" table:style-name="ce1">
            <text:p>Ambition : 2, Courage : 4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i et Scooby s'attaquent injustement à un jeune developpeur, comment réagis-tu ?<text:s/></text:p>
          </table:table-cell>
          <table:table-cell office:value-type="string" table:style-name="ce1">
            <text:p>J'interviens immédiatement pour corriger l'injustice<text:s/></text:p>
          </table:table-cell>
          <table:table-cell office:value-type="string" table:style-name="ce1">
            <text:p>J'en parle plus tard avec la personne concernée</text:p>
          </table:table-cell>
          <table:table-cell office:value-type="string" table:style-name="ce1">
            <text:p>J'ignore la situation pour éviter les conflits</text:p>
          </table:table-cell>
          <table:table-cell office:value-type="string" table:style-name="ce1">
            <text:p>Ambition : 5, Courage : 3, Bonté : 4, Intelligence : 4</text:p>
          </table:table-cell>
          <table:table-cell office:value-type="string" table:style-name="ce1">
            <text:p>Ambition : 4, Courage : 4, Bonté : 3, Intelligence : 3</text:p>
          </table:table-cell>
          <table:table-cell office:value-type="string" table:style-name="ce1">
            <text:p>Ambition : 2, Courage : 2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ent organises-tu tes journées ?</text:p>
          </table:table-cell>
          <table:table-cell office:value-type="string" table:style-name="ce1">
            <text:p>J'établis un planning détaillé et suivre un horaire strict</text:p>
          </table:table-cell>
          <table:table-cell office:value-type="string" table:style-name="ce1">
            <text:p>J'ai une liste générale de tâches sans horaires précis</text:p>
          </table:table-cell>
          <table:table-cell office:value-type="string" table:style-name="ce1">
            <text:p>Je prendre les choses au jour le jour sans planification<text:s/></text:p>
          </table:table-cell>
          <table:table-cell office:value-type="string" table:style-name="ce1">
            <text:p>Ambition : 3, Courage : 5, Bonté : 4, Intelligence : 4</text:p>
          </table:table-cell>
          <table:table-cell office:value-type="string" table:style-name="ce1">
            <text:p>Ambition : 4, Courage : 3, Bonté : 3, Intelligence : 3</text:p>
          </table:table-cell>
          <table:table-cell office:value-type="string" table:style-name="ce1">
            <text:p>Ambition : 2, Courage : 2, Bonté : 5, Intelligence : 2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HARUEL Arthur Jacques Michel</meta:initial-creator>
    <dc:creator>CHARUEL Arthur Jacques Michel</dc:creator>
    <meta:creation-date>2024-02-16T09:36:38Z</meta:creation-date>
    <dc:date>2024-02-23T10:59:30Z</dc:date>
  </office:meta>
</office:document-meta>
</file>